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2">
      <style:text-properties style:font-name="Calibri"/>
    </style:style>
    <style:style style:name="P6" style:family="paragraph" style:parent-style-name="Standard" style:list-style-name="L2">
      <style:text-properties style:font-name="Calibri"/>
    </style:style>
    <style:style style:name="P7" style:family="paragraph" style:parent-style-name="Standard" style:list-style-name="L2">
      <style:text-properties style:font-name="Calibri"/>
    </style:style>
    <style:style style:name="P8" style:family="paragraph" style:parent-style-name="Standard" style:list-style-name="L2">
      <style:text-properties style:font-name="Calibri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 style:list-style-name="L2">
      <style:text-properties style:font-name="Calibri"/>
    </style:style>
    <style:style style:name="P11" style:family="paragraph" style:parent-style-name="Standard" style:list-style-name="L2">
      <style:text-properties style:font-name="Calibri"/>
    </style:style>
    <style:style style:name="P12" style:family="paragraph" style:parent-style-name="Standard" style:list-style-name="L2">
      <style:text-properties style:font-name="Calibri"/>
    </style:style>
    <style:style style:name="P13" style:family="paragraph" style:parent-style-name="Standard" style:list-style-name="L3">
      <style:text-properties style:font-name="Calibri"/>
    </style:style>
    <style:style style:name="P14" style:family="paragraph" style:parent-style-name="Standard" style:list-style-name="L3">
      <style:text-properties style:font-name="Calibri"/>
    </style:style>
    <style:style style:name="P15" style:family="paragraph" style:parent-style-name="Standard" style:list-style-name="L3">
      <style:text-properties style:font-name="Calibri"/>
    </style:style>
    <style:style style:name="P16" style:family="paragraph" style:parent-style-name="Standard" style:list-style-name="L3">
      <style:text-properties style:font-name="Calibri"/>
    </style:style>
    <style:style style:name="P17" style:family="paragraph" style:parent-style-name="Standard" style:list-style-name="L3">
      <style:text-properties style:font-name="Calibri"/>
    </style:style>
    <style:style style:name="P18" style:family="paragraph" style:parent-style-name="Standard" style:list-style-name="L3">
      <style:text-properties style:font-name="Calibri"/>
    </style:style>
    <style:style style:name="P19" style:family="paragraph" style:parent-style-name="Standard" style:list-style-name="L3">
      <style:text-properties style:font-name="Calibri"/>
    </style:style>
    <style:style style:name="P20" style:family="paragraph" style:parent-style-name="Standard" style:list-style-name="L3">
      <style:text-properties style:font-name="Calibri"/>
    </style:style>
    <style:style style:name="P21" style:family="paragraph" style:parent-style-name="Standard" style:list-style-name="L3">
      <style:text-properties style:font-name="Calibri"/>
    </style:style>
    <style:style style:name="P22" style:family="paragraph" style:parent-style-name="Standard" style:list-style-name="L3">
      <style:text-properties style:font-name="Calibri"/>
    </style:style>
    <style:style style:name="P23" style:family="paragraph" style:parent-style-name="Standard" style:list-style-name="L3">
      <style:text-properties style:font-name="Calibri"/>
    </style:style>
    <style:style style:name="P24" style:family="paragraph" style:parent-style-name="Standard" style:list-style-name="L3">
      <style:text-properties style:font-name="Calibri"/>
    </style:style>
    <style:style style:name="P25" style:family="paragraph" style:parent-style-name="Standard" style:list-style-name="L3">
      <style:text-properties style:font-name="Calibri"/>
    </style:style>
    <style:style style:name="P26" style:family="paragraph" style:parent-style-name="Standard" style:list-style-name="L3">
      <style:text-properties style:font-name="Calibri"/>
    </style:style>
    <style:style style:name="P27" style:family="paragraph" style:parent-style-name="Standard" style:list-style-name="L3">
      <style:text-properties style:font-name="Calibri"/>
    </style:style>
    <style:style style:name="P28" style:family="paragraph" style:parent-style-name="Standard" style:list-style-name="L3">
      <style:text-properties style:font-name="Calibri"/>
    </style:style>
    <style:style style:name="P29" style:family="paragraph" style:parent-style-name="Standard" style:list-style-name="L4">
      <style:text-properties style:font-name="Calibri"/>
    </style:style>
    <style:style style:name="P30" style:family="paragraph" style:parent-style-name="Standard" style:list-style-name="L4">
      <style:text-properties style:font-name="Calibri"/>
    </style:style>
    <style:style style:name="P31" style:family="paragraph" style:parent-style-name="Standard" style:list-style-name="L4">
      <style:text-properties style:font-name="Calibri"/>
    </style:style>
    <style:style style:name="P32" style:family="paragraph" style:parent-style-name="Standard" style:list-style-name="L4">
      <style:text-properties style:font-name="Calibri"/>
    </style:style>
    <style:style style:name="P33" style:family="paragraph" style:parent-style-name="Standard" style:list-style-name="L4">
      <style:text-properties style:font-name="Calibri"/>
    </style:style>
    <style:style style:name="P34" style:family="paragraph" style:parent-style-name="Standard" style:list-style-name="L4">
      <style:text-properties style:font-name="Calibri"/>
    </style:style>
    <style:style style:name="P35" style:family="paragraph" style:parent-style-name="Standard" style:list-style-name="L4">
      <style:text-properties style:font-name="Calibri"/>
    </style:style>
    <style:style style:name="P36" style:family="paragraph" style:parent-style-name="Standard" style:list-style-name="L4">
      <style:text-properties style:font-name="Calibri"/>
    </style:style>
    <style:style style:name="P37" style:family="paragraph" style:parent-style-name="Standard" style:list-style-name="L4">
      <style:text-properties style:font-name="Calibri"/>
    </style:style>
    <style:style style:name="P38" style:family="paragraph" style:parent-style-name="Standard" style:list-style-name="L4">
      <style:text-properties style:font-name="Calibri"/>
    </style:style>
    <style:style style:name="P39" style:family="paragraph" style:parent-style-name="Standard" style:list-style-name="L4">
      <style:text-properties style:font-name="Calibri"/>
    </style:style>
    <style:style style:name="P40" style:family="paragraph" style:parent-style-name="Standard" style:list-style-name="L4">
      <style:text-properties style:font-name="Calibri"/>
    </style:style>
    <style:style style:name="P41" style:family="paragraph" style:parent-style-name="Standard" style:list-style-name="L4">
      <style:text-properties style:font-name="Calibri"/>
    </style:style>
    <style:style style:name="P42" style:family="paragraph" style:parent-style-name="Standard" style:list-style-name="L4">
      <style:text-properties style:font-name="Calibri"/>
    </style:style>
    <style:style style:name="P43" style:family="paragraph" style:parent-style-name="Standard" style:list-style-name="L5">
      <style:text-properties style:font-name="Calibri"/>
    </style:style>
    <style:style style:name="P44" style:family="paragraph" style:parent-style-name="Standard" style:list-style-name="L5">
      <style:text-properties style:font-name="Calibri"/>
    </style:style>
    <style:style style:name="P45" style:family="paragraph" style:parent-style-name="Standard" style:list-style-name="L6">
      <style:text-properties style:font-name="Calibri"/>
    </style:style>
    <style:style style:name="P46" style:family="paragraph" style:parent-style-name="Standard" style:list-style-name="L7">
      <style:text-properties style:font-name="Calibri"/>
    </style:style>
    <style:style style:name="P47" style:family="paragraph" style:parent-style-name="Standard" style:list-style-name="L1">
      <style:text-properties style:font-name="Calibri"/>
    </style:style>
    <style:style style:name="P48" style:family="paragraph" style:parent-style-name="Standard" style:list-style-name="L1">
      <style:text-properties style:font-name="Calibri"/>
    </style:style>
    <style:style style:name="P49" style:family="paragraph" style:parent-style-name="Standard" style:list-style-name="L1">
      <style:text-properties style:font-name="Calibri"/>
    </style:style>
    <style:style style:name="P50" style:family="paragraph" style:parent-style-name="Standard" style:list-style-name="L1">
      <style:text-properties style:text-line-through-style="none" style:font-name="Calibri"/>
    </style:style>
    <style:style style:name="P51" style:family="paragraph" style:parent-style-name="Standard" style:list-style-name="L1">
      <style:text-properties style:text-line-through-style="none" style:font-name="Calibri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272in" text:min-label-width="0.25in"/>
      </text:list-level-style-number>
      <text:list-level-style-number text:level="2" text:style-name="Numbering_20_Symbols" style:num-suffix="." style:num-format="1">
        <style:list-level-properties text:space-before="1.7272in" text:min-label-width="0.25in"/>
      </text:list-level-style-number>
      <text:list-level-style-number text:level="3" text:style-name="Numbering_20_Symbols" style:num-suffix="." style:num-format="1">
        <style:list-level-properties text:space-before="2.2272in" text:min-label-width="0.25in"/>
      </text:list-level-style-number>
      <text:list-level-style-number text:level="4" text:style-name="Numbering_20_Symbols" style:num-suffix="." style:num-format="1">
        <style:list-level-properties text:space-before="2.7272in" text:min-label-width="0.25in"/>
      </text:list-level-style-number>
      <text:list-level-style-number text:level="5" text:style-name="Numbering_20_Symbols" style:num-suffix="." style:num-format="1">
        <style:list-level-properties text:space-before="3.2272in" text:min-label-width="0.25in"/>
      </text:list-level-style-number>
      <text:list-level-style-number text:level="6" text:style-name="Numbering_20_Symbols" style:num-suffix="." style:num-format="1">
        <style:list-level-properties text:space-before="3.7272in" text:min-label-width="0.25in"/>
      </text:list-level-style-number>
      <text:list-level-style-number text:level="7" text:style-name="Numbering_20_Symbols" style:num-suffix="." style:num-format="1">
        <style:list-level-properties text:space-before="4.2272in" text:min-label-width="0.25in"/>
      </text:list-level-style-number>
      <text:list-level-style-number text:level="8" text:style-name="Numbering_20_Symbols" style:num-suffix="." style:num-format="1">
        <style:list-level-properties text:space-before="4.7272in" text:min-label-width="0.25in"/>
      </text:list-level-style-number>
      <text:list-level-style-number text:level="9" text:style-name="Numbering_20_Symbols" style:num-suffix="." style:num-format="1">
        <style:list-level-properties text:space-before="5.2272in" text:min-label-width="0.25in"/>
      </text:list-level-style-number>
      <text:list-level-style-number text:level="10" text:style-name="Numbering_20_Symbols" style:num-suffix="." style:num-format="1">
        <style:list-level-properties text:space-before="5.7272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5in" text:min-label-width="0.25in"/>
      </text:list-level-style-number>
      <text:list-level-style-number text:level="2" text:style-name="Numbering_20_Symbols" style:num-suffix="." style:num-format="1">
        <style:list-level-properties text:space-before="1.5in" text:min-label-width="0.25in"/>
      </text:list-level-style-number>
      <text:list-level-style-number text:level="3" text:style-name="Numbering_20_Symbols" style:num-suffix="." style:num-format="1">
        <style:list-level-properties text:space-before="1.75in" text:min-label-width="0.25in"/>
      </text:list-level-style-number>
      <text:list-level-style-number text:level="4" text:style-name="Numbering_20_Symbols" style:num-suffix="." style:num-format="1">
        <style:list-level-properties text:space-before="2in" text:min-label-width="0.25in"/>
      </text:list-level-style-number>
      <text:list-level-style-number text:level="5" text:style-name="Numbering_20_Symbols" style:num-suffix="." style:num-format="1">
        <style:list-level-properties text:space-before="2.25in" text:min-label-width="0.25in"/>
      </text:list-level-style-number>
      <text:list-level-style-number text:level="6" text:style-name="Numbering_20_Symbols" style:num-suffix="." style:num-format="1">
        <style:list-level-properties text:space-before="2.5in" text:min-label-width="0.25in"/>
      </text:list-level-style-number>
      <text:list-level-style-number text:level="7" text:style-name="Numbering_20_Symbols" style:num-suffix="." style:num-format="1">
        <style:list-level-properties text:space-before="2.75in" text:min-label-width="0.25in"/>
      </text:list-level-style-number>
      <text:list-level-style-number text:level="8" text:style-name="Numbering_20_Symbols" style:num-suffix="." style:num-format="1">
        <style:list-level-properties text:space-before="3in" text:min-label-width="0.25in"/>
      </text:list-level-style-number>
      <text:list-level-style-number text:level="9" text:style-name="Numbering_20_Symbols" style:num-suffix="." style:num-format="1">
        <style:list-level-properties text:space-before="3.25in" text:min-label-width="0.25in"/>
      </text:list-level-style-number>
      <text:list-level-style-number text:level="10" text:style-name="Numbering_20_Symbols" style:num-suffix="." style:num-format="1">
        <style:list-level-properties text:space-before="3.5in" text:min-label-width="0.25in"/>
      </text:list-level-style-number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our MVP System Works.</text:p>
      <text:p text:style-name="P1">The following lists the order in which things happen in an MVP Page. M- Model(Repository), V – View – View, P – Presenter.</text:p>
      <text:p text:style-name="P1">We start looking at this through the View.</text:p>
      <text:p text:style-name="P1"/>
      <text:p text:style-name="P1">View</text:p>
      <text:list text:style-name="L6">
        <text:list-item>
          <text:p text:style-name="P45">Presenter and Repository for the View are retrieved through Lazy Evaluating Properties that get them from the IOC Container.</text:p>
          <text:p text:style-name="P45"/>
        </text:list-item>
      </text:list>
      <text:p text:style-name="P1">Page Lifecycle:</text:p>
      <text:p text:style-name="P1"/>
      <text:p text:style-name="P1">ResourceView#Page_Init:</text:p>
      <text:list text:style-name="L7">
        <text:list-item>
          <text:p text:style-name="P46">Fires Presenter.OnViewInit and wires up the View's Page.LoadComplete.</text:p>
          <text:p text:style-name="P46"/>
        </text:list-item>
      </text:list>
      <text:p text:style-name="P1">ResourceView#Page_Load:</text:p>
      <text:list text:style-name="L1">
        <text:list-item>
          <text:p text:style-name="P2">Wires child views (List, Detail, Search, etc.) to Presenter</text:p>
        </text:list-item>
        <text:list-item>
          <text:p text:style-name="P2">Fires Presenter.OnViewInitialized if not PostBack</text:p>
          <text:list>
            <text:list-header>
              <text:p text:style-name="P2">ResourcePresenter#OnViewInitialized:</text:p>
              <text:list>
                <text:list-item>
                  <text:list>
                    <text:list-item>
                      <text:p text:style-name="P50">Puts the ResourceView into “Search” mode if the SearchView exists. </text:p>
                    </text:list-item>
                    <text:list-item>
                      <text:p text:style-name="P50">Puts the ResourceView into “List” mode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2">Fires Presenter.OnViewLoaded</text:p>
          <text:list>
            <text:list-header>
              <text:p text:style-name="P2">ResourcePresenter#OnViewLoaded:</text:p>
            </text:list-header>
          </text:list>
        </text:list-item>
      </text:list>
      <text:p text:style-name="P1"><text:tab/><text:tab/>Subscribes to:</text:p>
      <text:list text:style-name="L2">
        <text:list-item>
          <text:p text:style-name="P4">View.LoadComplete</text:p>
        </text:list-item>
        <text:list-item>
          <text:p text:style-name="P4">View.BackToListClicked</text:p>
        </text:list-item>
        <text:list-item>
          <text:p text:style-name="P4">ListView.UserControlLoaded</text:p>
        </text:list-item>
        <text:list-item>
          <text:p text:style-name="P4">ListView.CreateClicked</text:p>
        </text:list-item>
        <text:list-item>
          <text:p text:style-name="P4">ListView.SelectedIndexChanged</text:p>
        </text:list-item>
        <text:list-item>
          <text:p text:style-name="P4">DetailView.UserControlLoaded</text:p>
        </text:list-item>
        <text:list-item>
          <text:p text:style-name="P4">DetailView.DiscardChangedClicked</text:p>
        </text:list-item>
        <text:list-item>
          <text:p text:style-name="P4">DetailView.CreateClicked</text:p>
        </text:list-item>
        <text:list-item>
          <text:p text:style-name="P4">Repository.CurrentEntityChanged</text:p>
        </text:list-item>
      </text:list>
      <text:p text:style-name="P1"/>
      <text:p text:style-name="P1">ListView#Page_Load</text:p>
      <text:list text:style-name="L4">
        <text:list-item>
          <text:p text:style-name="P29">Gets ListPresenter from Ioc</text:p>
        </text:list-item>
        <text:list-item>
          <text:p text:style-name="P29">Fires Presenter.OnViewInitialized if not PostBack</text:p>
          <text:list>
            <text:list-header>
              <text:p text:style-name="P29">ListPresenter#OnViewInitialized:</text:p>
              <text:list>
                <text:list-item>
                  <text:list>
                    <text:list-item>
                      <text:p text:style-name="P29">Nothing thus far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29">Fires OnUserControlLoaded event</text:p>
          <text:list>
            <text:list-header>
              <text:p text:style-name="P29">ResourcePresenter#ListView_UserControlLoaded</text:p>
              <text:list>
                <text:list-item>
                  <text:list>
                    <text:list-item>
                      <text:p text:style-name="P29">Sets ListPresenter's repository to current repository instance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29">Fires Presenter.OnViewLoaded</text:p>
          <text:list>
            <text:list-header>
              <text:p text:style-name="P29">ListPresenter#OnViewLoaded:</text:p>
              <text:list>
                <text:list-header>
                  <text:p text:style-name="P29">Subscribes to:</text:p>
                  <text:list>
                    <text:list-item>
                      <text:list>
                        <text:list-item>
                          <text:p text:style-name="P29">View.SelectedIndexChanged</text:p>
                        </text:list-item>
                        <text:list-item>
                          <text:p text:style-name="P29">View.DataSourceCreating</text:p>
                        </text:list-item>
                        <text:list-item>
                          <text:p text:style-name="P29">View.CreateClicked</text:p>
                        </text:list-item>
                        <text:list-item>
                          <text:p text:style-name="P29">Repository.EntityInserted</text:p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"><text:tab/><text:tab/>Does:</text:p>
      <text:list text:style-name="L5">
        <text:list-item>
          <text:p text:style-name="P43">Sets view controls visible (View.SetViewControlsVisible(true))</text:p>
        </text:list-item>
        <text:list-item>
          <text:p text:style-name="P43">Sets the Repository SelectedDataKey to View's SelectedDataKey (Repository.SetSelectedDataKey(View.SelectedDataKey). <text:s/>This ends up causing Repository.CurrentEntityChanged to fire).</text:p>
        </text:list-item>
      </text:list>
      <text:p text:style-name="P1"/>
      <text:p text:style-name="P1">DetailView#Page_Load</text:p>
      <text:list text:style-name="L3">
        <text:list-item>
          <text:p text:style-name="P13">Gets DetailPresenter from Ioc</text:p>
        </text:list-item>
        <text:list-item>
          <text:p text:style-name="P13">Fires Presenter.OnViewInitialized if not PostBack</text:p>
          <text:list>
            <text:list-header>
              <text:p text:style-name="P13">DetailPresenter#OnViewInitialized:</text:p>
              <text:list>
                <text:list-item>
                  <text:list>
                    <text:list-item>
                      <text:p text:style-name="P13">Hides DetailView controls (View.SetViewControlsVisible(false))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13">Fires OnUserControlLoaded event</text:p>
          <text:list>
            <text:list-header>
              <text:p text:style-name="P13">ResourcePresenter#DetailView_UserControlLoaded</text:p>
              <text:list>
                <text:list-item>
                  <text:list>
                    <text:list-item>
                      <text:p text:style-name="P13">Sets DetailPresenter's repository to current repository instance</text:p>
                    </text:list-item>
                  </text:list>
                </text:list-item>
              </text:list>
            </text:list-header>
          </text:list>
        </text:list-item>
        <text:list-item>
          <text:p text:style-name="P13">Fires Presenter.OnViewLoaded</text:p>
          <text:list>
            <text:list-header>
              <text:p text:style-name="P13">DetailPresenter#OnViewLoaded</text:p>
              <text:list>
                <text:list-item>
                  <text:list>
                    <text:list-header>
                      <text:p text:style-name="P13">Subscribes to:</text:p>
                      <text:list>
                        <text:list-item>
                          <text:p text:style-name="P13">Repository.CurrentEntityChanged</text:p>
                        </text:list-item>
                        <text:list-item>
                          <text:p text:style-name="P13">View.EditClicked</text:p>
                        </text:list-item>
                        <text:list-item>
                          <text:p text:style-name="P13">View.DiscardChangedClicked</text:p>
                        </text:list-item>
                        <text:list-item>
                          <text:p text:style-name="P13">View.Inserting</text:p>
                        </text:list-item>
                        <text:list-item>
                          <text:p text:style-name="P13">View.Updating</text:p>
                        </text:list-item>
                        <text:list-item>
                          <text:p text:style-name="P13">View.DeleteClicked</text:p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"/>
      <text:p text:style-name="P1">ListPresenter#Page_LoadComplete</text:p>
      <text:p text:style-name="P1"/>
      <text:p text:style-name="P1">ResourcePresenter#Page_LoadComplete</text:p>
      <text:list text:style-name="L8">
        <text:list-item>
          <text:p>DataBinds the ListView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ason Duncan</meta:initial-creator>
    <meta:creation-date>2008-12-05T09:35:20</meta:creation-date>
    <dc:creator>Alex Rystrom</dc:creator>
    <dc:date>2008-12-18T11:50:41</dc:date>
    <meta:editing-cycles>5</meta:editing-cycles>
    <meta:editing-duration>PT1H6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4" meta:word-count="233" meta:character-count="2300"/>
  </office:meta>
</office:document-meta>
</file>